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language="zxx" fo:country="none"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Arial" fo:language="zxx" fo:country="none" style:language-asian="zxx" style:country-asian="none" style:language-complex="zxx" style:country-complex="none"/>
    </style:style>
    <style:style style:name="P3" style:family="paragraph" style:parent-style-name="Standard" style:list-style-name="L1">
      <style:paragraph-properties fo:text-align="start" style:justify-single-word="false"/>
      <style:text-properties style:font-name="Arial" fo:language="zxx" fo:country="none" style:language-asian="zxx" style:country-asian="none" style:language-complex="zxx" style:country-complex="none"/>
    </style:style>
    <style:style style:name="P4" style:family="paragraph" style:parent-style-name="Standard">
      <style:paragraph-properties fo:text-align="start" style:justify-single-word="false"/>
      <style:text-properties style:font-name="Arial" fo:language="zxx" fo:country="none" style:text-underline-style="none" style:language-asian="zxx" style:country-asian="none" style:language-complex="zxx" style:country-complex="none"/>
    </style:style>
    <style:style style:name="P5" style:family="paragraph" style:parent-style-name="Standard">
      <style:paragraph-properties fo:text-align="start" style:justify-single-word="false"/>
      <style:text-properties style:font-name="Arial" fo:language="zxx" fo:country="none" style:text-underline-style="none" fo:font-weight="bold" style:language-asian="zxx" style:country-asian="none" style:font-weight-asian="bold" style:language-complex="zxx" style:country-complex="none" style:font-weight-complex="bold"/>
    </style:style>
    <style:style style:name="P6" style:family="paragraph" style:parent-style-name="Standard">
      <style:paragraph-properties fo:text-align="start" style:justify-single-word="false"/>
      <style:text-properties style:font-name="Arial" fo:language="zxx" fo:country="none" style:text-underline-style="none" fo:font-weight="normal" style:language-asian="zxx" style:country-asian="none" style:font-weight-asian="normal" style:language-complex="zxx" style:country-complex="none" style:font-weight-complex="normal"/>
    </style:style>
    <style:style style:name="P7" style:family="paragraph" style:parent-style-name="Standard">
      <style:paragraph-properties fo:text-align="center" style:justify-single-word="false"/>
      <style:text-properties style:font-name="Arial"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9" style:family="paragraph" style:parent-style-name="Standard">
      <style:paragraph-properties fo:text-align="center" style:justify-single-word="false"/>
      <style:text-properties style:font-name="Arial" fo:font-size="14pt" style:text-underline-style="solid" style:text-underline-width="auto" style:text-underline-color="font-color" style:font-size-asian="14pt" style:font-size-complex="14pt"/>
    </style:style>
    <style:style style:name="P10" style:family="paragraph" style:parent-style-name="Standard">
      <style:paragraph-properties fo:text-align="start" style:justify-single-word="false"/>
      <style:text-properties style:font-name="Arial" fo:font-size="12pt" fo:language="zxx" fo:country="none" style:text-underline-style="none" fo:font-weight="normal"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center" style:justify-single-word="false"/>
      <style:text-properties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style:font-name="Arial"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center" style:justify-single-word="false"/>
      <style:text-properties style:font-name="Arial"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P14" style:family="paragraph" style:parent-style-name="Standard">
      <style:paragraph-properties fo:text-align="start" style:justify-single-word="false"/>
      <style:text-properties style:font-name="Arial" fo:font-size="12pt" style:text-underline-style="none" style:font-size-asian="10.5pt" style:font-size-complex="12pt"/>
    </style:style>
    <style:style style:name="P15" style:family="paragraph" style:parent-style-name="Standard">
      <style:paragraph-properties fo:text-align="start" style:justify-single-word="false"/>
      <style:text-properties style:font-name="Arial" fo:font-size="12pt" style:text-underline-style="none" fo:background-color="#ffff00" style:font-size-asian="10.5pt" style:font-size-complex="12pt"/>
    </style:style>
    <style:style style:name="P16" style:family="paragraph" style:parent-style-name="Standard">
      <style:paragraph-properties fo:text-align="start" style:justify-single-word="false"/>
      <style:text-properties style:font-name="Arial" fo:font-size="12pt" style:font-size-asian="10.5pt" style:font-size-complex="12pt"/>
    </style:style>
    <style:style style:name="P17" style:family="paragraph" style:parent-style-name="Standard">
      <style:paragraph-properties fo:text-align="center" style:justify-single-word="false"/>
      <style:text-properties style:font-name="Arial" fo:font-size="12pt" style:font-size-asian="10.5pt" style:font-size-complex="12pt"/>
    </style:style>
    <style:style style:name="P18" style:family="paragraph" style:parent-style-name="Standard">
      <style:paragraph-properties fo:text-align="start" style:justify-single-word="false"/>
      <style:text-properties style:font-name="Arial"/>
    </style:style>
    <style:style style:name="P19" style:family="paragraph" style:parent-style-name="Standard">
      <style:paragraph-properties fo:text-align="center" style:justify-single-word="false"/>
      <style:text-properties style:font-name="Arial"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0" style:family="paragraph" style:parent-style-name="Standard">
      <style:paragraph-properties fo:text-align="center" style:justify-single-word="false"/>
      <style:text-properties style:font-name="Arial"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21" style:family="paragraph" style:parent-style-name="Standard">
      <style:paragraph-properties fo:text-align="center" style:justify-single-word="false"/>
    </style:style>
    <style:style style:name="P22" style:family="paragraph" style:parent-style-name="Standard" style:list-style-name="L2">
      <style:paragraph-properties fo:text-align="start" style:justify-single-word="false"/>
    </style:style>
    <style:style style:name="P23" style:family="paragraph" style:parent-style-name="Standard" style:list-style-name="L3">
      <style:paragraph-properties fo:text-align="start" style:justify-single-word="false"/>
    </style:style>
    <style:style style:name="T1" style:family="text">
      <style:text-properties fo:font-size="12pt"/>
    </style:style>
    <style:style style:name="T2" style:family="text">
      <style:text-properties fo:font-size="12pt" fo:language="zxx" fo:country="none" style:text-underline-style="none" fo:font-weight="normal" style:font-size-asian="10.5pt" style:language-asian="zxx" style:country-asian="none" style:font-weight-asian="normal" style:font-size-complex="12pt" style:language-complex="zxx" style:country-complex="none" style:font-weight-complex="normal"/>
    </style:style>
    <style:style style:name="T3" style:family="text">
      <style:text-properties fo:font-size="12pt" fo:language="zxx" fo:country="none"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 style:family="text">
      <style:text-properties fo:font-size="12pt" style:text-underline-style="none" style:font-size-asian="10.5pt" style:font-size-complex="12pt"/>
    </style:style>
    <style:style style:name="T5" style:family="text">
      <style:text-properties fo:font-size="12pt" style:font-size-asian="10.5pt" style:font-size-complex="12pt"/>
    </style:style>
    <style:style style:name="T6" style:family="text">
      <style:text-properties fo:font-size="12pt" fo:font-style="italic" style:font-size-asian="10.5pt" style:font-style-asian="italic" style:font-size-complex="12pt" style:font-style-complex="italic"/>
    </style:style>
    <style:style style:name="T7" style:family="text">
      <style:text-properties fo:font-size="16pt" fo:font-weight="bold" style:font-size-asian="16pt" style:font-weight-asian="bold" style:font-size-complex="16pt" style:font-weight-complex="bold"/>
    </style:style>
    <style:style style:name="T8" style:family="text">
      <style:text-properties style:font-name="Arial"/>
    </style:style>
    <style:style style:name="T9" style:family="text">
      <style:text-properties style:font-name="Arial"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T10" style:family="text">
      <style:text-properties style:font-name="Arial" fo:font-style="italic" style:font-style-asian="italic" style:font-style-complex="italic"/>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font-style-asian="italic" style:font-size-complex="12pt" style:font-style-complex="italic"/>
    </style:style>
    <style:style style:name="T15" style:family="text">
      <style:text-properties fo:language="zxx" fo:country="none"/>
    </style:style>
    <style:style style:name="T16" style:family="text">
      <style:text-properties style:text-underline-style="none"/>
    </style:style>
    <style:style style:name="T17" style:family="text">
      <style:text-properties style:font-size-asian="10.5pt"/>
    </style:style>
    <style:style style:name="T18" style:family="text">
      <style:text-properties style:language-asian="zxx" style:country-asian="none"/>
    </style:style>
    <style:style style:name="T19" style:family="text">
      <style:text-properties style:font-weight-asian="normal"/>
    </style:style>
    <style:style style:name="T20" style:family="text">
      <style:text-properties style:font-size-complex="12pt"/>
    </style:style>
    <style:style style:name="T21" style:family="text">
      <style:text-properties style:language-complex="zxx" style:country-complex="none"/>
    </style:style>
    <style:style style:name="T22"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xy miniHTTP/miniHTML con pre-fetching</text:p>
      <text:p text:style-name="P7">Simone Rondelli, Margherita Lazzarini, Jacopo Giacò</text:p>
      <text:p text:style-name="P11"/>
      <text:p text:style-name="P11"/>
      <text:p text:style-name="P11"/>
      <text:p text:style-name="P17"><text:span text:style-name="T7">Compilazione</text:span> </text:p>
      <text:p text:style-name="P12">Per compilare il progetto è sufficiente digitare il comando make da terminale. </text:p>
      <text:p text:style-name="P1"/>
      <text:p text:style-name="P1"/>
      <text:p text:style-name="P19">File</text:p>
      <text:p text:style-name="P2">File che compongono il progetto:</text:p>
      <text:list xml:id="list1770730645" text:style-name="L1">
        <text:list-item>
          <text:p text:style-name="P3">Proxy.c</text:p>
        </text:list-item>
        <text:list-item>
          <text:p text:style-name="P3">Cache.c, Cache.h</text:p>
        </text:list-item>
        <text:list-item>
          <text:p text:style-name="P3">IOUtil.c, IOUtil.h</text:p>
        </text:list-item>
        <text:list-item>
          <text:p text:style-name="P3">Parser.c, Parser.h</text:p>
        </text:list-item>
        <text:list-item>
          <text:p text:style-name="P3">Request.c, Request.h</text:p>
        </text:list-item>
        <text:list-item>
          <text:p text:style-name="P3">List.h</text:p>
        </text:list-item>
      </text:list>
      <text:p text:style-name="P2"/>
      <text:p text:style-name="P13">Proxy.c</text:p>
      <text:p text:style-name="P13"/>
      <text:p text:style-name="P4">Questo file contiene il main del proxy che crea il thread proxy, il quale a sua volta crea i thread dispatcher (5 come da specifiche).</text:p>
      <text:p text:style-name="P4">Il proxy prende come argomenti l'indirizzo IP e la porta su cui viene fatta la bind </text:p>
      <text:p text:style-name="P5"><text:span text:style-name="T12">(esempio</text:span> ./Proxy.exe 127.0.0.1 55554<text:span text:style-name="T12">).</text:span></text:p>
      <text:p text:style-name="P6">Nel main inoltre vengono richiamate le funzioni <text:span text:style-name="T13">initReq</text:span> e <text:span text:style-name="T13">initCache</text:span> che inizializzano le strutture dati per la gestione delle richieste della cache (spiegate più avanti). </text:p>
      <text:p text:style-name="P6"/>
      <text:p text:style-name="P6">Il thread proxy dopo aver creato i dispatchers si connette al client (effettuamdo la socket, la bind, la listen e la accept), rimanendo sempre in ascolto, e si occupa di mettere le eventuali richieste ricevute nella lista delle richieste. </text:p>
      <text:p text:style-name="P6"/>
      <text:p text:style-name="P6">I thread dispatcher si occupano di prendere le richieste dall'apposita lista (<text:span text:style-name="T13">popReq</text:span>), verificano che la risorsa richiesta non sia in cache: se non lo è si connettono al server, la richiedono e la mettono in cache; in caso contrario vanno a riprendere la richiesta direttamente dalla cache. </text:p>
      <text:p text:style-name="P6">Prima di essere inserita in cache, la risorsa viene parsata alla ricerca di ref e idx+ref. Nel caso vengano trovati, le corrispondenti richieste vengono messe nella lista delle richieste (prefetching).</text:p>
      <text:p text:style-name="P6"/>
      <text:p text:style-name="P6">Nel caso in cui il flag <text:span text:style-name="T13">prefetch</text:span> contenuto nella struttura request sia 0, significa che la richiesta è arrivata direttamente da un client e quindi va rimandata al client.</text:p>
      <text:p text:style-name="P6">Nel caso in cui il flag <text:span text:style-name="T13">prefetch</text:span> sia 1 (ref) o 2 (idx+ref) significa che quella richiesta è stata trovata da un parsing della risorsa e quindi non va rimandata al client ma soltanto messa in cache in attesa che venga richiesta dal client.</text:p>
      <text:p text:style-name="P6"/>
      <text:p text:style-name="P6">Infine in proxy.c abbiamo implementato la <text:span text:style-name="T13">handleSigTerm</text:span> e la <text:span text:style-name="T13">handleSegFault</text:span> che si occupano di uccidere i thread creati, chiudere i file descriptor aperti e distruggere i mutex e le cond, richiamate quando viene premuto CTRL+C.</text:p>
      <text:p text:style-name="P6"/>
      <text:p text:style-name="P13"/>
      <text:p text:style-name="P13"><text:soft-page-break/>Cache.c</text:p>
      <text:p text:style-name="P13"/>
      <text:p text:style-name="P10">Questo file contiene le funzioni per la gestione delle risorse in cache. </text:p>
      <text:p text:style-name="P10">La cache è strutturata nel seguente modo: si compone di una lista di <text:span text:style-name="T13">server_elem</text:span>, dove ogni server punta all'elemento successivo e ad una lista di risorse contenute in quel server. La struttura <text:span text:style-name="T13">resource_elem</text:span> contiene il puntatore alla risorsa successiva, un'informazione relativa all'istante in cui è stata salvata, e un puntatore alla response corrispondente.</text:p>
      <text:p text:style-name="P10">La struttura <text:span text:style-name="T13">response</text:span> contiene informazioni riguardante le risposte.</text:p>
      <text:p text:style-name="P10"/>
      <text:p text:style-name="P10">Funzioni implementate:</text:p>
      <text:list xml:id="list1385389564" text:style-name="L2">
        <text:list-item>
          <text:p text:style-name="P22">initCache: Inizializza i mutex che gestiscono la concorrenza nella Cache.</text:p>
        </text:list-item>
        <text:list-item>
          <text:p text:style-name="P22">insertServer: <text:span text:style-name="T8">Inserisce un server nella lista dei server cachati, se il server è gia presente nella lista viene spostato in testa per motivi di efficenza return l'indirizzo del server oppure NULL se qualcosa va storto.</text:span></text:p>
        </text:list-item>
        <text:list-item>
          <text:p text:style-name="P22"><text:span text:style-name="T10">getResource:</text:span><text:span text:style-name="T8"> Cerca una risorsa nella lista delle risorse del server specificato, se la trova la restituisce altrimenti restituisce NULL. NULL può anche essere restituito nel caso in cui il tempo della risorsa sia scaduto.</text:span></text:p>
        </text:list-item>
        <text:list-item>
          <text:p text:style-name="P22"><text:span text:style-name="T10">insertResource:</text:span><text:span text:style-name="T8"> Inserisce una risorsa nella lista dei server cachati, non controlla che la risorsa che si sta tentando di inserire sia gia presente. Viene inoltre passato il flag che dice di che tipo era la richiesta (vedi </text:span><text:span text:style-name="T10">Request.h</text:span><text:span text:style-name="T8">) return 1 se l'inserimento va a buon fine -1 in caso di errore.</text:span></text:p>
        </text:list-item>
      </text:list>
      <text:p text:style-name="P13"/>
      <text:p text:style-name="P13">IOUtil.c</text:p>
      <text:p text:style-name="P13"/>
      <text:p text:style-name="P14">Contiene le funzioni per lo scambio dei dati tra client, proxy e server.</text:p>
      <text:p text:style-name="P15">====================================================================</text:p>
      <text:p text:style-name="P8"/>
      <text:p text:style-name="P9">List.h</text:p>
      <text:p text:style-name="P9"/>
      <text:p text:style-name="P14">Contiene le inclusioni per la gestione delle liste. Le liste utilizzate e le relative funzioni sono quelle del kernel linux. Si tratta di liste bilinkate e circolari. </text:p>
      <text:p text:style-name="P8"/>
      <text:p text:style-name="P9">Parser.c</text:p>
      <text:p text:style-name="P9"/>
      <text:p text:style-name="P14">Contiene funzioni che si occupano del parsing di richieste e risposte. </text:p>
      <text:p text:style-name="P14">Funzioni implementate:</text:p>
      <text:list xml:id="list1332958022" text:style-name="L3">
        <text:list-item>
          <text:p text:style-name="P23">parseRequest: <text:bookmark text:name=":go"/><text:span text:style-name="T8">prende in input una stringa (la req) e la parsa riempiendo i campi della struttura request r passata per riferimento come parametro della funzione.</text:span></text:p>
        </text:list-item>
        <text:list-item>
          <text:p text:style-name="P23"><text:span text:style-name="T10">stringRequest</text:span><text:span text:style-name="T8">: trasforma una struttura request in una stringa</text:span></text:p>
        </text:list-item>
        <text:list-item>
          <text:p text:style-name="P23"><text:bookmark text:name=":gm"/><text:span text:style-name="T10">matchSubstrBool</text:span><text:span text:style-name="T8">: date due stringhe, ritorna 1 se la sottostringa compare nella stringa, 0 altrimenti</text:span></text:p>
        </text:list-item>
        <text:list-item>
          <text:p text:style-name="P23"><text:span text:style-name="T10">matchSubstr</text:span><text:span text:style-name="T8">: date due stringhe, ritorna un puntatore alla fine della sottostringa nella stringa (la prima occorrenza di sub che trova)</text:span></text:p>
        </text:list-item>
        <text:list-item>
          <text:p text:style-name="P23"><text:span text:style-name="T10">parseRef</text:span><text:span text:style-name="T8">: Parsing del blocco ricevuto, alla ricerca di eventuali REF o IDX+REF: vengono salvati nei vettori passati in input. Nel caso il parametro idxRef passato sia NULL, vengono cercati solo i REF contenuti nel blocco.</text:span></text:p>
        </text:list-item>
        <text:list-item>
          <text:p text:style-name="P23"><text:span text:style-name="T10">parseResponse</text:span><text:span text:style-name="T8">: Parsing della risposta: estrae da una risposta l'expire e il blocco, dopo aver verificato che il blocco sia lungo LEN bytes. In caso di errore (risposta non ben formata oppure block incomplete) la funzione ritorna una response con </text:span><text:soft-page-break/><text:span text:style-name="T8">retcode = -1</text:span></text:p>
        </text:list-item>
      </text:list>
      <text:p text:style-name="P18"/>
      <text:p text:style-name="P9"/>
      <text:p text:style-name="P9">Request.c</text:p>
      <text:p text:style-name="P9"/>
      <text:p text:style-name="P16">Contiene funzioni e strutture dati per la gestione delle richieste. Abbiamo definito la struttura request che contiene il file descriptor relativo al client che l'ha spedita, il tipo, il protocollo, l'IP, la porta, il percorso e un flag prefetch, definito nel seguente modo:</text:p>
      <text:p text:style-name="P16"><text:bookmark text:name=":gc"/>0: È una richiesta che arriva da un client e quindi quando arriva la risposta va spedita al client e messa in cache <text:line-break/>1: È una richiesta REF che arriva da una dei dispatcher (prefetching) e quindi va semplicemente messa in cache senza essere rispedita al client<text:line-break/>2: È una richiesta IDX+REF che arriva da uno dei dispatcher (prefetching) e quindi va messa in cache e poi parsata per trovare eventuali altre richieste REF, senza essere rispedita al client.</text:p>
      <text:p text:style-name="P16"/>
      <text:p text:style-name="P16">Inoltre abbiamo definito la struttura request_elem (di cui è composta la lista delle richieste) che contiene un puntatore alla richiesta successiva e un puntatore alla request corrispondente.</text:p>
      <text:p text:style-name="P16"/>
      <text:p text:style-name="P16">Funzioni implementate:</text:p>
      <text:p text:style-name="P16"><text:span text:style-name="T13">initReq</text:span>: Da chiamare per inizializzare le trutture utili alla gestione della coda delle richieste</text:p>
      <text:p text:style-name="P18"><text:span text:style-name="T6">insertReq:</text:span><text:span text:style-name="T5"> </text:span>Inserisce una richiesta in coda alla lista delle richieste. Se la lista è piena (n_req=MAXREQ), la insert è bloccante return: 1 se l'operazione va a buon fine, 0 altrimenti. </text:p>
      <text:p text:style-name="P18"><text:span text:style-name="T6">popReq:</text:span><text:span text:style-name="T5"> Estrae una richiesta dalla testa della lista delle richieste. Se la lista è vuota, la pop è bloccante return: la richiesta, oppure NULL se l'operazione fallisce.</text:span></text:p>
      <text:p text:style-name="P18"><text:span text:style-name="T6">getServer</text:span><text:span text:style-name="T5">: </text:span><text:bookmark text:name=":g4"/>Data una richiesta restituisce una stringa che contiene server:porta che serve ad indetificare il server dentro alla lista dei server<text:span text:style-name="T5">.</text:span></text:p>
      <text:p text:style-name="P16"/>
      <text:p text:style-name="P16"/>
      <text:p text:style-name="P21"><text:span text:style-name="T9">Scelte</text:span> <text:span text:style-name="T9">implementative</text:span></text:p>
      <text:p text:style-name="P16"/>
      <text:p text:style-name="P19">Gestione della concorrenz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opo Giaco</meta:initial-creator>
    <meta:creation-date>2012-04-12T10:32:13</meta:creation-date>
    <dc:date>2012-04-17T09:45:17</dc:date>
    <dc:creator>megghy </dc:creator>
    <meta:editing-duration>PT2H41M27S</meta:editing-duration>
    <meta:editing-cycles>31</meta:editing-cycles>
    <meta:generator>LibreOffice/3.3$Linux LibreOffice_project/330m19$Build-401</meta:generator>
    <meta:document-statistic meta:table-count="0" meta:image-count="0" meta:object-count="0" meta:page-count="3" meta:paragraph-count="57" meta:word-count="1006" meta:character-count="6406"/>
  </office:meta>
</office:document-meta>
</file>